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EventImpl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ventImpl.DeploymentEventImpl( DeploymentObject dep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ventImp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ventImpl.getDeploymen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